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7000049BC0000472BD18AE78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22.227cm" table:align="margins" style:writing-mode="lr-tb"/>
    </style:style>
    <style:style style:name="Table3.A" style:family="table-column">
      <style:table-column-properties style:column-width="11.114cm" style:rel-column-width="32767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background-color="#ffff00"/>
    </style:style>
    <style:style style:name="P9" style:family="paragraph" style:parent-style-name="Text_20_body">
      <style:paragraph-properties fo:margin-left="-0.026cm" fo:margin-right="0cm" fo:text-align="center" style:justify-single-word="false" fo:text-indent="0cm" style:auto-text-indent="false"/>
    </style:style>
    <style:style style:name="P10" style:family="paragraph" style:parent-style-name="Subtitle">
      <style:paragraph-properties fo:margin-left="-0.026cm" fo:margin-right="0cm" fo:text-indent="0cm" style:auto-text-indent="false" fo:break-before="page"/>
    </style:style>
    <style:style style:name="P11" style:family="paragraph" style:parent-style-name="Subtitle">
      <style:paragraph-properties fo:margin-left="-0.026cm" fo:margin-right="0cm" fo:text-indent="0cm" style:auto-text-indent="false"/>
    </style:style>
    <style:style style:name="P12" style:family="paragraph" style:parent-style-name="Revision_20_History_20_Heading">
      <style:paragraph-properties fo:break-before="page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4" style:family="paragraph" style:parent-style-name="Standard">
      <style:text-properties fo:background-color="#ffff00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Heading_20_1" style:master-page-name="Standard">
      <style:paragraph-properties style:page-number="auto" fo:break-before="page"/>
    </style:style>
    <style:style style:name="P18" style:family="paragraph" style:parent-style-name="Heading_20_2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0pt" style:font-name-asian="Arial1" style:font-size-asian="10pt" style:font-name-complex="Arial1" style:font-size-complex="10pt"/>
    </style:style>
    <style:style style:name="fr1" style:family="graphic" style:parent-style-name="Frame">
      <style:graphic-properties fo:margin-left="0cm" fo:margin-right="0cm" fo:margin-top="0.3cm" fo:margin-bottom="0cm" style:wrap="none" style:vertical-pos="top" style:vertical-rel="baseline" style:horizontal-pos="center" style:horizontal-rel="paragraph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Use Cases</text:h>
      <text:h text:style-name="Heading_20_3" text:outline-level="3">Introduction</text:h>
      <text:p text:style-name="Text_20_body">A Use Case Model describes the proposed functionality of a new system. A Use Case represents a discrete unit of interaction between a user (human or machine) and the system. This interaction is a single unit of meaningful work, such as Create Account or View Account Details.</text:p>
      <text:p text:style-name="Text_20_body">Each Use Case describes the functionality to be built in the proposed system, which can include another Use Case's functionality or extend another Use Case with its own behavior. </text:p>
      <text:h text:style-name="Heading_20_3" text:outline-level="3">Actors</text:h>
      <text:p text:style-name="Text_20_body">In this thesis, two types of actors do exist. One is the typical end user that interacts with the system, the other is an external system (typically a measurement application) that uses the output of this system.</text:p>
      <text:h text:style-name="Heading_20_3" text:outline-level="3">Use Case diagram</text:h>
      <text:p text:style-name="Text_20_body"><draw:frame draw:style-name="fr1" draw:name="Frame1" text:anchor-type="as-char" svg:width="15.219cm" draw:z-index="0"><draw:text-box fo:min-height="13.307cm"><text:p text:style-name="Illustration"><draw:frame draw:style-name="fr2" draw:name="graphics3" text:anchor-type="paragraph" svg:x="0.004cm" svg:y="0.002cm" svg:width="15.219cm" style:rel-width="100%" svg:height="13.307cm" style:rel-height="scale" draw:z-index="1"><draw:image xlink:href="Pictures/20000237000049BC0000472BD18AE783.svm" xlink:type="simple" xlink:show="embed" xlink:actuate="onLoad"/></draw:frame>Illustration <text:sequence text:ref-name="refIllustration0" text:name="Illustration" text:formula="ooow:Illustration+1" style:num-format="1">1</text:sequence>: Use case overview</text:p></draw:text-box></draw:frame></text:p>
      <text:h text:style-name="Heading_20_3" text:outline-level="3">Use case descriptions</text:h>
      <text:p text:style-name="Text_20_body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Heading_20_4">Use log file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actor uses the produced log file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system has been running at least once to generate a log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system was able to open the log fil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The log file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37, 38, 39, 40</text:p>
          </table:table-cell>
        </table:table-row>
        <table:table-row>
          <table:table-cell table:style-name="Table3.B2" table:number-columns-spanned="2" office:value-type="string">
            <text:p text:style-name="Heading_20_4">Receive position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main usage for this system. The position is outputted once per second by the system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System is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One position estimate is outputted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No system failure, no power interruption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No external data needed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Current position estimate, in the NMEA protocol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>If no position is yet acquired by the sensors, the last estimate from previous runs may get outputted.</text:p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,2,3,4,5,6</text:p>
          </table:table-cell>
        </table:table-row>
        <table:table-row>
          <table:table-cell table:style-name="Table3.B2" table:number-columns-spanned="2" office:value-type="string">
            <text:p text:style-name="Heading_20_4">Start system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system starts up, not GUI component is displayed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Computer is running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system is ready to acquire positional data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Power supply and sensors are ok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4,27</text:p>
          </table:table-cell>
        </table:table-row>
        <table:table-row>
          <table:table-cell table:style-name="Table3.B2" table:number-columns-spanned="2" office:value-type="string">
            <text:p text:style-name="Heading_20_4">Start GUI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GUI component is started up. This is done <text:s/>separately from the engine. 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o actually manipulate the system, the engine must be running. Otherwise the GUI components may remain disabl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GUI is manipulabl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System engine is running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5, 26</text:p>
          </table:table-cell>
        </table:table-row>
        <table:table-row>
          <table:table-cell table:style-name="Table3.B2" table:number-columns-spanned="2" office:value-type="string">
            <text:p text:style-name="Heading_20_4">Select track segment numb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inputs a track segment number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GUI and engine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possible waypoints for the position enhancement is narrowed down to the selected track. The event marker for this segment are presented to the user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-provided track segment number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 outside the system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8,9,10,11,12</text:p>
          </table:table-cell>
        </table:table-row>
        <table:table-row>
          <table:table-cell table:style-name="Table3.B2" table:number-columns-spanned="2" office:value-type="string">
            <text:p text:style-name="Heading_20_4">Fire event mark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fires one of the presented event markers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Use case “select track segment number” is carried out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corresponding position provider issues a position estimat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's decision on whether to fire the event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 external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3,15,16,17,53,54,18,19</text:p>
          </table:table-cell>
        </table:table-row>
        <table:table-row>
          <table:table-cell table:style-name="Table3.B2" table:number-columns-spanned="2" office:value-type="string">
            <text:p text:style-name="Heading_20_4">Fire stop mark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fires a stop marker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corresponding position provider issues a position estimat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's decision on whether to fire the event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 external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4</text:p>
          </table:table-cell>
        </table:table-row>
        <table:table-row>
          <table:table-cell table:style-name="Table3.B2" table:number-columns-spanned="2" office:value-type="string">
            <text:p text:style-name="Heading_20_4">Watch status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sees a graphical representation of the current status of the system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System is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User has seen the status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System status from the system's internal components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Visual representation of the status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0,21,2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>Bibliography</text:chapter></text:p>
      </style:header>
      <style:footer>
        <text:p text:style-name="P1"><text:page-number text:select-page="current">16</text:page-number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>16</text:page-number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1-03T15:04:47</dc:date>
    <meta:editing-cycles>228</meta:editing-cycles>
    <meta:editing-duration>P2DT9H8M1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3" meta:word-count="567" meta:character-count="3642"/>
  </office:meta>
</office:document-meta>
</file>